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2.618cm" fo:margin-left="4.553cm" fo:margin-right="10.329cm" table:align="margins" style:writing-mode="lr-tb"/>
    </style:style>
    <style:style style:name="Table1.A" style:family="table-column">
      <style:table-column-properties style:column-width="0.654cm" style:rel-column-width="371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4" style:family="table-row">
      <style:table-row-properties style:min-row-height="0.639cm" style:keep-together="false" fo:keep-together="always"/>
    </style:style>
    <style:style style:name="Table2" style:family="table">
      <style:table-properties style:width="0.672cm" fo:margin-left="5.225cm" fo:margin-right="11.603cm" table:align="margins" style:writing-mode="lr-tb"/>
    </style:style>
    <style:style style:name="Table2.A" style:family="table-column">
      <style:table-column-properties style:column-width="0.672cm" style:rel-column-width="381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.771cm" fo:margin-left="5.246cm" fo:margin-right="10.483cm" table:align="margins" style:writing-mode="lr-tb"/>
    </style:style>
    <style:style style:name="Table3.A" style:family="table-column">
      <style:table-column-properties style:column-width="0.443cm" style:rel-column-width="251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6" style:family="paragraph" style:parent-style-name="Text_20_body">
      <style:paragraph-properties fo:margin-left="1.249cm" fo:margin-right="0cm" fo:margin-top="0cm" fo:margin-bottom="0.212cm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7" style:family="paragraph" style:parent-style-name="Standard">
      <style:paragraph-properties fo:margin-left="1.249cm" fo:margin-right="0cm" fo:text-indent="0cm" style:auto-text-indent="false"/>
      <style:text-properties fo:font-size="10pt" style:font-size-asian="10pt" style:font-size-complex="10pt"/>
    </style:style>
    <style:style style:name="P8" style:family="paragraph" style:parent-style-name="Standard">
      <style:paragraph-properties fo:margin-left="1.249cm" fo:margin-right="0cm" fo:text-indent="0cm" style:auto-text-indent="false"/>
      <style:text-properties style:font-name="Lucida Console" fo:font-size="8pt" style:font-size-asian="8pt" style:font-size-complex="8pt"/>
    </style:style>
    <style:style style:name="P9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0" style:family="paragraph" style:parent-style-name="Preformatted_20_Text">
      <style:paragraph-properties fo:margin-left="1.249cm" fo:margin-right="0cm" fo:text-indent="0cm" style:auto-text-indent="false" fo:padding="0cm" fo:border="none"/>
      <style:text-properties style:font-name="Lucida Console" fo:font-weight="normal" style:font-weight-asian="normal" style:font-weight-complex="normal"/>
    </style:style>
    <style:style style:name="P11" style:family="paragraph" style:parent-style-name="Preformatted_20_Text">
      <style:paragraph-properties fo:margin-left="1.249cm" fo:margin-right="0cm" fo:margin-top="0cm" fo:margin-bottom="0.499cm" fo:text-indent="0cm" style:auto-text-indent="false" fo:padding="0cm" fo:border="none"/>
      <style:text-properties style:font-name="Lucida Console" fo:font-weight="normal" style:font-weight-asian="normal" style:font-weight-complex="normal"/>
    </style:style>
    <style:style style:name="P12" style:family="paragraph" style:parent-style-name="Текст1">
      <style:paragraph-properties fo:text-align="center" style:justify-single-word="false"/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P13" style:family="paragraph" style:parent-style-name="Standard">
      <style:paragraph-properties fo:margin-left="2.498cm" fo:margin-right="0cm" fo:text-indent="0cm" style:auto-text-indent="false"/>
      <style:text-properties style:font-name="Lucida Console" fo:font-size="8pt" style:font-size-asian="8pt" style:font-size-complex="8pt"/>
    </style:style>
    <style:style style:name="P14" style:family="paragraph" style:parent-style-name="Standard">
      <style:paragraph-properties fo:margin-left="3.747cm" fo:margin-right="0cm" fo:text-indent="0cm" style:auto-text-indent="false"/>
    </style:style>
    <style:style style:name="P15" style:family="paragraph" style:parent-style-name="Standard">
      <style:paragraph-properties fo:margin-left="3.747cm" fo:margin-right="0cm" fo:text-indent="0cm" style:auto-text-indent="fals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margin-left="3.747cm" fo:margin-right="0cm" fo:text-indent="0cm" style:auto-text-indent="false"/>
      <style:text-properties style:font-name="Times New Roman" fo:font-size="9pt" fo:font-style="italic" style:font-size-asian="9pt" style:font-style-asian="italic" style:font-size-complex="9pt" style:font-style-complex="italic"/>
    </style:style>
    <style:style style:name="P17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18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19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P20" style:family="paragraph" style:parent-style-name="Heading_20_2" style:list-style-name="WW8Num2"/>
    <style:style style:name="P21" style:family="paragraph" style:parent-style-name="Preformatted_20_Text" style:list-style-name="L1">
      <style:text-properties style:font-name="Lucida Console" fo:font-size="10pt" fo:font-weight="normal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3" style:family="paragraph" style:parent-style-name="Table_20_Contents">
      <style:paragraph-properties fo:line-height="150%" fo:text-align="center" style:justify-single-word="false"/>
      <style:text-properties fo:font-size="12pt" style:font-size-asian="12pt" style:font-size-complex="12pt"/>
    </style:style>
    <style:style style:name="P24" style:family="paragraph" style:parent-style-name="Table_20_Contents">
      <style:paragraph-properties>
        <style:tab-stops>
          <style:tab-stop style:position="0.346cm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6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27" style:family="paragraph" style:parent-style-name="Standard" style:list-style-name="WW8Num2">
      <style:text-properties fo:font-size="12pt" style:font-size-asian="12pt" style:font-size-complex="12pt"/>
    </style:style>
    <style:style style:name="P28" style:family="paragraph" style:parent-style-name="Standard" style:list-style-name="WW8Num2">
      <style:text-properties fo:font-size="12pt" style:font-size-asian="12pt" style:font-size-complex="12pt"/>
    </style:style>
    <style:style style:name="P29" style:family="paragraph" style:parent-style-name="Standard" style:list-style-name="WW8Num2">
      <style:text-properties fo:font-size="12pt" style:font-size-asian="12pt" style:font-size-complex="12pt"/>
    </style:style>
    <style:style style:name="P30" style:family="paragraph" style:parent-style-name="Standard" style:list-style-name="WW8Num2">
      <style:text-properties fo:font-size="12pt" style:font-size-asian="12pt" style:font-size-complex="12pt"/>
    </style:style>
    <style:style style:name="P31" style:family="paragraph" style:parent-style-name="Standard" style:list-style-name="WW8Num2">
      <style:text-properties fo:font-size="12pt" style:font-size-asian="12pt" style:font-size-complex="12pt"/>
    </style:style>
    <style:style style:name="P32" style:family="paragraph" style:parent-style-name="Standard" style:list-style-name="WW8Num2">
      <style:text-properties fo:font-size="12pt" style:font-size-asian="12pt" style:font-size-complex="12pt"/>
    </style:style>
    <style:style style:name="P33" style:family="paragraph" style:parent-style-name="Standard" style:list-style-name="WW8Num2">
      <style:text-properties fo:font-size="12pt" style:font-size-asian="12pt" style:font-size-complex="12pt"/>
    </style:style>
    <style:style style:name="P34" style:family="paragraph" style:parent-style-name="Standard" style:list-style-name="WW8Num2">
      <style:text-properties fo:font-size="12pt" style:font-size-asian="12pt" style:font-size-complex="12pt"/>
    </style:style>
    <style:style style:name="P35" style:family="paragraph" style:parent-style-name="Standard" style:list-style-name="WW8Num2">
      <style:text-properties fo:font-size="12pt" style:font-size-asian="12pt" style:font-size-complex="12pt"/>
    </style:style>
    <style:style style:name="P36" style:family="paragraph" style:parent-style-name="Standard" style:list-style-name="WW8Num2">
      <style:text-properties fo:font-size="12pt" style:font-size-asian="12pt" style:font-size-complex="12pt"/>
    </style:style>
    <style:style style:name="P37" style:family="paragraph" style:parent-style-name="Standard" style:list-style-name="WW8Num2">
      <style:text-properties fo:font-size="12pt" style:font-size-asian="12pt" style:font-size-complex="12pt"/>
    </style:style>
    <style:style style:name="P38" style:family="paragraph" style:parent-style-name="Standard" style:list-style-name="WW8Num2">
      <style:text-properties fo:font-size="12pt" style:font-size-asian="12pt" style:font-size-complex="12pt"/>
    </style:style>
    <style:style style:name="P39" style:family="paragraph" style:parent-style-name="Standard" style:list-style-name="WW8Num2">
      <style:text-properties fo:font-size="12pt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/>
    </style:style>
    <style:style style:name="P41" style:family="paragraph" style:parent-style-name="Standard" style:list-style-name="WW8Num2">
      <style:paragraph-properties fo:margin-left="0cm" fo:margin-right="0cm" fo:text-indent="0cm" style:auto-text-indent="false"/>
      <style:text-properties style:font-name="Lucida Console" fo:font-size="10pt" style:font-size-asian="10pt" style:font-size-complex="10pt"/>
    </style:style>
    <style:style style:name="P42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43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4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45" style:family="paragraph" style:parent-style-name="Standard" style:list-style-name="L4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46" style:family="paragraph" style:parent-style-name="Standard" style:list-style-name="L4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47" style:family="paragraph" style:parent-style-name="Standard" style:list-style-name="L4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48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49" style:family="paragraph" style:parent-style-name="Standard" style:list-style-name="L4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50" style:family="paragraph" style:parent-style-name="Standard" style:list-style-name="L4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51" style:family="paragraph" style:parent-style-name="Standard" style:list-style-name="L3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52" style:family="paragraph" style:parent-style-name="Standard" style:list-style-name="L3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53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54" style:family="paragraph" style:parent-style-name="Standard" style:list-style-name="L2">
      <style:paragraph-properties fo:margin-left="1.249cm" fo:margin-right="0cm" fo:text-indent="0cm" style:auto-text-indent="false"/>
      <style:text-properties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P55" style:family="paragraph" style:parent-style-name="Standard" style:list-style-name="L2">
      <style:paragraph-properties fo:margin-left="1.249cm" fo:margin-right="0cm" fo:text-indent="0cm" style:auto-text-indent="false"/>
      <style:text-properties style:font-name="Times New Roman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P56" style:family="paragraph" style:parent-style-name="Standard" style:list-style-name="L2">
      <style:paragraph-properties fo:margin-left="1.249cm" fo:margin-right="0cm" fo:text-indent="0cm" style:auto-text-indent="false"/>
      <style:text-properties style:font-name="Times New Roman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P57" style:family="paragraph" style:parent-style-name="Standard" style:list-style-name="L2">
      <style:paragraph-properties fo:margin-left="1.249cm" fo:margin-right="0cm" fo:text-indent="0cm" style:auto-text-indent="false"/>
      <style:text-properties style:font-name="Times New Roman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P58" style:family="paragraph" style:parent-style-name="Standard" style:list-style-name="L2">
      <style:paragraph-properties fo:margin-left="1.249cm" fo:margin-right="0cm" fo:text-indent="0cm" style:auto-text-indent="false"/>
      <style:text-properties style:font-name="Times New Roman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P59" style:family="paragraph" style:parent-style-name="Standard" style:list-style-name="L2">
      <style:paragraph-properties fo:margin-left="1.249cm" fo:margin-right="0cm" fo:text-indent="0cm" style:auto-text-indent="false"/>
      <style:text-properties style:font-name="Times New Roman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P60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/>
      <style:text-properties style:font-name="Times New Roman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P61" style:family="paragraph" style:parent-style-name="Standard">
      <style:paragraph-properties fo:margin-left="-6.244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62" style:family="paragraph" style:parent-style-name="Standard" style:list-style-name="L3">
      <style:paragraph-properties fo:margin-left="-7.493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63" style:family="paragraph" style:parent-style-name="Text_20_body" style:list-style-name="WW8Num2"/>
    <style:style style:name="T1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2" style:family="text">
      <style:text-properties fo:font-size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imes New Roman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7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9" style:family="text">
      <style:text-properties style:font-name-asian="Times New Roman"/>
    </style:style>
    <style:style style:name="T10" style:family="text">
      <style:text-properties style:font-name-asian="Times New Roman" style:font-name-complex="Times New Roman"/>
    </style:style>
    <style:style style:name="T11" style:family="text">
      <style:text-properties fo:font-size="12pt"/>
    </style:style>
    <style:style style:name="T12" style:family="text">
      <style:text-properties style:font-size-asian="12pt"/>
    </style:style>
    <style:style style:name="T13" style:family="text">
      <style:text-properties style:font-size-complex="12pt"/>
    </style:style>
    <style:style style:name="T14" style:family="text">
      <style:text-properties fo:font-style="normal"/>
    </style:style>
    <style:style style:name="T15" style:family="text">
      <style:text-properties style:font-style-asian="normal"/>
    </style:style>
    <style:style style:name="T16" style:family="text">
      <style:text-properties style:font-name-complex="Times New Roman"/>
    </style:style>
    <style:style style:name="T17" style:family="text">
      <style:text-properties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1</text:p>
      <text:p text:style-name="P12">«Исследование топологии вычислителя»</text:p>
      <text:p text:style-name="P2"/>
      <text:p text:style-name="P2"/>
      <text:p text:style-name="P2"/>
      <text:p text:style-name="P2"/>
      <text:p text:style-name="P5">Преподаватель:<text:tab/><text:tab/><text:tab/>Красюк В.И.</text:p>
      <text:p text:style-name="P5">Выполнил:<text:tab/><text:tab/>студент гр. 3351</text:p>
      <text:p text:style-name="P5">Ерёменок А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8</text:p>
      <text:p text:style-name="Standard"/>
      <text:list text:style-name="WW8Num2">
        <text:list-item>
          <text:h text:style-name="P18" text:outline-level="1"><text:s/>Цель работы</text:h>
          <text:p text:style-name="P63">Получить навыки компиляции и запуска программ на параллельном компьютере в среде PARIX, исследовать структурную организацию физической топологии многопроцессорной системы, определить номер и расположение каждого процессора по отношению к его соседям.</text:p>
        </text:list-item>
        <text:list-item>
          <text:h text:style-name="P17" text:outline-level="1"><text:span text:style-name="T1"><text:s/></text:span><text:span text:style-name="T1">Выполнение</text:span></text:h>
          <text:list>
            <text:list-item>
              <text:h text:style-name="P20" text:outline-level="2">Известные сведения</text:h>
            </text:list-item>
          </text:list>
        </text:list-item>
      </text:list>
      <text:list text:style-name="L1">
        <text:list-item>
          <text:p text:style-name="P26">В PARIX информация о вычислителе и текущем процессорном элементе представлена следующей структурой данных:</text:p>
          <text:p text:style-name="P21">typedef struct {</text:p>
        </text:list-item>
      </text:list>
      <text:p text:style-name="P10"><text:s text:c="6"/><text:span text:style-name="T2">int MyProcID; </text:span></text:p>
      <text:p text:style-name="P10"><text:s text:c="6"/><text:span text:style-name="T2">int MyX; <text:s text:c="5"/></text:span></text:p>
      <text:p text:style-name="P10"><text:s text:c="6"/><text:span text:style-name="T2">int MyY; <text:s text:c="5"/></text:span></text:p>
      <text:p text:style-name="P10"><text:s text:c="6"/><text:span text:style-name="T2">int MyZ; <text:s text:c="5"/></text:span></text:p>
      <text:p text:style-name="P10"><text:s text:c="6"/><text:span text:style-name="T2">int nProcs; <text:s text:c="2"/></text:span></text:p>
      <text:p text:style-name="P10"><text:s text:c="6"/><text:span text:style-name="T2">int DimX; <text:s text:c="4"/></text:span></text:p>
      <text:p text:style-name="P10"><text:s text:c="6"/><text:span text:style-name="T2">int DimY; <text:s text:c="4"/></text:span></text:p>
      <text:p text:style-name="P10"><text:s text:c="6"/><text:span text:style-name="T2">int DimZ; <text:s text:c="4"/></text:span></text:p>
      <text:p text:style-name="P11">} RootProc_t;</text:p>
      <text:list text:style-name="WW8Num2" text:continue-numbering="true">
        <text:list-item>
          <text:list text:continue-numbering="true">
            <text:list-item>
              <text:h text:style-name="P20" text:outline-level="2">Программа для исследования вычислителя</text:h>
            </text:list-item>
          </text:list>
        </text:list-item>
      </text:list>
      <text:p text:style-name="P9">Составим программу, которая, исполняясь на каждом процессорном элементе, будет выводить значения полей этой структуры данных.</text:p>
      <text:p text:style-name="P7"/>
      <text:p text:style-name="P8">#include &lt;stdio.h&gt;</text:p>
      <text:p text:style-name="P8">#include &lt;string.h&gt;</text:p>
      <text:p text:style-name="P8">#include &lt;stdlib.h&gt;</text:p>
      <text:p text:style-name="P8"/>
      <text:p text:style-name="P8">#include &lt;sys/link.h&gt;</text:p>
      <text:p text:style-name="P8">#include &lt;sys/root.h&gt;</text:p>
      <text:p text:style-name="P8">#include &lt;sys/sys_rpc.h&gt;</text:p>
      <text:p text:style-name="P8"/>
      <text:p text:style-name="P8">int main(int argc, char* argv[])</text:p>
      <text:p text:style-name="P8">{</text:p>
      <text:p text:style-name="P8"><text:s text:c="7"/>RootProc_t* root;</text:p>
      <text:p text:style-name="P8"><text:s text:c="7"/>int MyProcId;</text:p>
      <text:p text:style-name="P8"><text:s text:c="7"/>int myx, myy, myz;</text:p>
      <text:p text:style-name="P8"><text:s text:c="7"/>int dimx, dimy, dimz;</text:p>
      <text:p text:style-name="P8"><text:s text:c="7"/>int next;</text:p>
      <text:p text:style-name="P8"/>
      <text:p text:style-name="P8"><text:s text:c="7"/>printf("started\n");</text:p>
      <text:p text:style-name="P8"/>
      <text:p text:style-name="P8"><text:s text:c="7"/>root = GET_ROOT()-&gt;ProcRoot;</text:p>
      <text:p text:style-name="P8"><text:s text:c="7"/>MyProcId = root-&gt;MyProcID;</text:p>
      <text:p text:style-name="P8"/>
      <text:p text:style-name="P8"><text:s text:c="7"/>myx=root-&gt;MyX;</text:p>
      <text:p text:style-name="P8"><text:s text:c="7"/>myy=root-&gt;MyY;</text:p>
      <text:p text:style-name="P8"><text:s text:c="7"/>myz=root-&gt;MyZ;</text:p>
      <text:p text:style-name="P8"/>
      <text:p text:style-name="P8"><text:s text:c="7"/>printf("[%d] my{%d %d %d}\n", MyProcId, myx,myy,myz);</text:p>
      <text:p text:style-name="P8"/>
      <text:p text:style-name="P8"><text:s text:c="7"/>dimx = root-&gt;DimX;</text:p>
      <text:p text:style-name="P8"><text:s text:c="7"/>dimy = root-&gt;DimY;</text:p>
      <text:p text:style-name="P8"><text:s text:c="7"/>dimz = root-&gt;DimZ;</text:p>
      <text:p text:style-name="P8"/>
      <text:p text:style-name="P8"><text:s text:c="7"/>printf("[%d] dim{%d %d %d}\n", MyProcId, dimx,dimy,dimz);</text:p>
      <text:p text:style-name="P8"/>
      <text:p text:style-name="P8"><text:s text:c="7"/>if (myy &lt; (dimy-1))</text:p>
      <text:p text:style-name="P8"><text:s text:c="7"/>{</text:p>
      <text:p text:style-name="P8"><text:s text:c="15"/>next =</text:p>
      <text:p text:style-name="P8"><text:s text:c="19"/>( myz * dimz * dimy ) +</text:p>
      <text:p text:style-name="P8"><text:s text:c="19"/>( ( myy + 1 ) * dimx ) +</text:p>
      <text:p text:style-name="P8"><text:s text:c="19"/>myx;</text:p>
      <text:p text:style-name="P8"><text:s text:c="15"/>printf("[%d] up %d\n", MyProcId, next);</text:p>
      <text:p text:style-name="P8"><text:s text:c="7"/>}</text:p>
      <text:p text:style-name="P8"><text:s text:c="7"/>else</text:p>
      <text:p text:style-name="P8"><text:s text:c="7"/>{</text:p>
      <text:p text:style-name="P8"><text:s text:c="15"/>printf("[%d] no up\n", MyProcId);</text:p>
      <text:p text:style-name="P8"><text:s text:c="7"/>}</text:p>
      <text:p text:style-name="P8"/>
      <text:p text:style-name="P8"/>
      <text:p text:style-name="P8"><text:s text:c="7"/>if (myx &lt; (dimx-1))</text:p>
      <text:p text:style-name="P8"><text:s text:c="7"/>{</text:p>
      <text:p text:style-name="P8"><text:soft-page-break/><text:s text:c="15"/>next =</text:p>
      <text:p text:style-name="P8"><text:s text:c="19"/>( myz * dimz * dimx ) +</text:p>
      <text:p text:style-name="P8"><text:s text:c="19"/>( myy * dimx ) +</text:p>
      <text:p text:style-name="P8"><text:s text:c="19"/>( myx + 1 );</text:p>
      <text:p text:style-name="P8"><text:s text:c="15"/>printf("[%d] right %d\n", MyProcId, next);</text:p>
      <text:p text:style-name="P8"><text:s text:c="7"/>}</text:p>
      <text:p text:style-name="P8"><text:s text:c="7"/>else</text:p>
      <text:p text:style-name="P8"><text:s text:c="7"/>{</text:p>
      <text:p text:style-name="P8"><text:s text:c="15"/>printf("[%d] no right\n", MyProcId);</text:p>
      <text:p text:style-name="P8"><text:s text:c="7"/>}</text:p>
      <text:p text:style-name="P8"/>
      <text:p text:style-name="P8"><text:s text:c="7"/>if (myx &gt; 1)</text:p>
      <text:p text:style-name="P8"><text:s text:c="7"/>{</text:p>
      <text:p text:style-name="P8"><text:s text:c="15"/>next =</text:p>
      <text:p text:style-name="P8"><text:s text:c="19"/>( myz * dimz * dimx ) +</text:p>
      <text:p text:style-name="P8"><text:s text:c="19"/>( myy * dimx ) +</text:p>
      <text:p text:style-name="P8"><text:s text:c="19"/>( myx - 1 );</text:p>
      <text:p text:style-name="P8"><text:s text:c="15"/>printf("[%d] left %d\n", MyProcId, next);</text:p>
      <text:p text:style-name="P8"><text:s text:c="7"/>}</text:p>
      <text:p text:style-name="P8"><text:s text:c="7"/>else</text:p>
      <text:p text:style-name="P8"><text:s text:c="7"/>{</text:p>
      <text:p text:style-name="P8"><text:s text:c="15"/>printf("[%d] no left\n", MyProcId);</text:p>
      <text:p text:style-name="P8"><text:s text:c="7"/>}</text:p>
      <text:p text:style-name="P8"/>
      <text:p text:style-name="P8"><text:s text:c="7"/>if (myy &gt; 1)</text:p>
      <text:p text:style-name="P8"><text:s text:c="7"/>{</text:p>
      <text:p text:style-name="P8"><text:s text:c="15"/>next =</text:p>
      <text:p text:style-name="P8"><text:s text:c="19"/>( myz * dimz * dimx ) +</text:p>
      <text:p text:style-name="P8"><text:s text:c="19"/>( ( myy - 1 ) * dimx ) +</text:p>
      <text:p text:style-name="P8"><text:s text:c="19"/>myx;</text:p>
      <text:p text:style-name="P8"><text:s text:c="15"/>printf("[%d] down %d\n", MyProcId, next);</text:p>
      <text:p text:style-name="P8"><text:s text:c="7"/>}</text:p>
      <text:p text:style-name="P8"><text:s text:c="7"/>else</text:p>
      <text:p text:style-name="P8"><text:s text:c="7"/>{</text:p>
      <text:p text:style-name="P8"><text:s text:c="15"/>printf("[%d] no down\n", MyProcId);</text:p>
      <text:p text:style-name="P8"><text:s text:c="7"/>}</text:p>
      <text:p text:style-name="P8"/>
      <text:p text:style-name="P8"><text:s text:c="7"/>printf("[%d] finished\n", MyProcId);</text:p>
      <text:p text:style-name="P8"><text:s text:c="7"/>return 0;</text:p>
      <text:p text:style-name="P8">}</text:p>
      <text:list text:style-name="WW8Num2" text:continue-numbering="true">
        <text:list-item>
          <text:list text:continue-numbering="true">
            <text:list-item>
              <text:h text:style-name="P20" text:outline-level="2">Результаты работы программы</text:h>
              <text:list>
                <text:list-item>
                  <text:p text:style-name="P27">Запустим программу командой</text:p>
                  <text:p text:style-name="P41">run -f1 m n lab2.px</text:p>
                  <text:p text:style-name="P27">где m, n — размеры решающего поля. Получим следующие результаты.</text:p>
                </text:list-item>
                <text:list-item>
                  <text:p text:style-name="P27">На решающем поле 1х1</text:p>
                </text:list-item>
              </text:list>
            </text:list-item>
          </text:list>
        </text:list-item>
      </text:list>
      <text:p text:style-name="P13">[0] dim{1 1 1} my{0 0 0} n=1</text:p>
      <text:p text:style-name="P13">up=-1, down=-1, left=-1, right=-1 [0 ? 0]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27">На решающем поле 1х2</text:p>
                </text:list-item>
              </text:list>
            </text:list-item>
          </text:list>
        </text:list-item>
      </text:list>
      <text:p text:style-name="P13">[0] dim{1 2 1} my{0 0 0} n=2</text:p>
      <text:p text:style-name="P13">[1] dim{1 2 1} my{0 1 0} n=2</text:p>
      <text:p text:style-name="P13">up=1, down=-1, left=-1, right=-1 [0 ? 0]</text:p>
      <text:p text:style-name="P13">up=-1, down=-1, left=-1, right=-1 [1 ? 1]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27">На решающем поле 1х3</text:p>
                </text:list-item>
              </text:list>
            </text:list-item>
          </text:list>
        </text:list-item>
      </text:list>
      <text:p text:style-name="P13">[0] dim{1 3 1} my{0 0 0} n=3</text:p>
      <text:p text:style-name="P13">[2] dim{1 3 1} my{0 2 0} n=3</text:p>
      <text:p text:style-name="P13">[1] dim{1 3 1} my{0 1 0} n=3</text:p>
      <text:p text:style-name="P13">up=1, down=-1, left=-1, right=-1 [0 ? 0]</text:p>
      <text:p text:style-name="P13">up=-1, down=1, left=-1, right=-1 [2 ? 2]</text:p>
      <text:p text:style-name="P13">up=2, down=-1, left=-1, right=-1 [1 ? 1]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27">На решающем поле 1х4</text:p>
                </text:list-item>
              </text:list>
            </text:list-item>
          </text:list>
        </text:list-item>
      </text:list>
      <text:p text:style-name="P13">[0] dim{1 4 1} my{0 0 0} n=4</text:p>
      <text:p text:style-name="P13">[1] dim{1 4 1} my{0 1 0} n=4</text:p>
      <text:p text:style-name="P13">[3] dim{1 4 1} my{0 3 0} n=4</text:p>
      <text:p text:style-name="P13">[2] dim{1 4 1} my{0 2 0} n=4</text:p>
      <text:p text:style-name="P13">up=1, down=-1, left=-1, right=-1 [0 ? 0]</text:p>
      <text:p text:style-name="P13">up=2, down=0, left=-1, right=-1 [1 ? 1]</text:p>
      <text:p text:style-name="P13">up=-1, down=2, left=-1, right=-1 [3 ? 3]</text:p>
      <text:p text:style-name="P13">up=3, down=1, left=-1, right=-1 [2 ? 2]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27">На решающем поле 2х1</text:p>
                </text:list-item>
              </text:list>
            </text:list-item>
          </text:list>
        </text:list-item>
      </text:list>
      <text:p text:style-name="P13">[0] dim{2 1 1} my{0 0 0} n=2</text:p>
      <text:p text:style-name="P13">[1] dim{2 1 1} my{1 0 0} n=2</text:p>
      <text:p text:style-name="P13">up=-1, down=-1, left=-1, right=1 [0 ? 0]</text:p>
      <text:p text:style-name="P13">up=-1, down=-1, left=-1, right=-1 [1 ? 1]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27">На решающем поле 3х1</text:p>
                </text:list-item>
              </text:list>
            </text:list-item>
          </text:list>
        </text:list-item>
      </text:list>
      <text:p text:style-name="P13">[0] dim{3 1 1} my{0 0 0} n=3</text:p>
      <text:p text:style-name="P13">[2] dim{3 1 1} my{2 0 0} n=3</text:p>
      <text:p text:style-name="P13">[1] dim{3 1 1} my{1 0 0} n=3</text:p>
      <text:p text:style-name="P13">up=-1, down=-1, left=-1, right=1 [0 ? 0]</text:p>
      <text:p text:style-name="P13">up=-1, down=-1, left=1, right=-1 [2 ? 2]</text:p>
      <text:p text:style-name="P13">up=-1, down=-1, left=-1, right=2 [1 ? 1]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27">На решающем поле 4х1</text:p>
                </text:list-item>
              </text:list>
            </text:list-item>
          </text:list>
        </text:list-item>
      </text:list>
      <text:p text:style-name="P13">[0] dim{4 1 1} my{0 0 0} n=4</text:p>
      <text:p text:style-name="P13">[1] dim{4 1 1} my{1 0 0} n=4</text:p>
      <text:p text:style-name="P13"><text:soft-page-break/>[3] dim{4 1 1} my{3 0 0} n=4</text:p>
      <text:p text:style-name="P13">[2] dim{4 1 1} my{2 0 0} n=4</text:p>
      <text:p text:style-name="P13">up=-1, down=-1, left=-1, right=1 [0 ? 0]</text:p>
      <text:p text:style-name="P13">up=-1, down=-1, left=0, right=2 [1 ? 1]</text:p>
      <text:p text:style-name="P13">up=-1, down=-1, left=2, right=-1 [3 ? 3]</text:p>
      <text:p text:style-name="P13">up=-1, down=-1, left=1, right=3 [2 ? 2]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27">На решающем поле 2х2</text:p>
                </text:list-item>
              </text:list>
            </text:list-item>
          </text:list>
        </text:list-item>
      </text:list>
      <text:p text:style-name="P13">[0] dim{2 2 1} my{0 0 0} n=4</text:p>
      <text:p text:style-name="P13">[1] dim{2 2 1} my{1 0 0} n=4</text:p>
      <text:p text:style-name="P13">[2] dim{2 2 1} my{0 1 0} n=4</text:p>
      <text:p text:style-name="P13">[3] dim{2 2 1} my{1 1 0} n=4</text:p>
      <text:p text:style-name="P13">up=2, down=-1, left=-1, right=1 [0 ? 0]</text:p>
      <text:p text:style-name="P13">up=3, down=-1, left=0, right=-1 [1 ? 1]</text:p>
      <text:p text:style-name="P13">up=-1, down=0, left=-1, right=3 [2 ? 2]</text:p>
      <text:p text:style-name="P13">up=-1, down=1, left=2, right=-1 [3 ? 3]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27">На решающем поле 3х3</text:p>
                </text:list-item>
              </text:list>
            </text:list-item>
          </text:list>
        </text:list-item>
      </text:list>
      <text:p text:style-name="P13">[0] dim{3 3 1} my{0 0 0} n=9</text:p>
      <text:p text:style-name="P13">[2] dim{3 3 1} my{2 0 0} n=9</text:p>
      <text:p text:style-name="P13">[6] dim{3 3 1} my{0 2 0} n=9</text:p>
      <text:p text:style-name="P13">[1] dim{3 3 1} my{1 0 0} n=9</text:p>
      <text:p text:style-name="P13">[3] dim{3 3 1} my{0 1 0} n=9</text:p>
      <text:p text:style-name="P13">[8] dim{3 3 1} my{2 2 0} n=9</text:p>
      <text:p text:style-name="P13">[7] dim{3 3 1} my{1 2 0} n=9</text:p>
      <text:p text:style-name="P13">[5] dim{3 3 1} my{2 1 0} n=9</text:p>
      <text:p text:style-name="P13">[4] dim{3 3 1} my{1 1 0} n=9</text:p>
      <text:p text:style-name="P13">up=3, down=-1, left=-1, right=1 [0 ? 0]</text:p>
      <text:p text:style-name="P13">up=5, down=-1, left=1, right=-1 [2 ? 2]</text:p>
      <text:p text:style-name="P13">up=-1, down=3, left=-1, right=7 [6 ? 6]</text:p>
      <text:p text:style-name="P13">up=4, down=-1, left=0, right=2 [1 ? 1]</text:p>
      <text:p text:style-name="P13">up=6, down=0, left=-1, right=4 [3 ? 3]</text:p>
      <text:p text:style-name="P13">up=-1, down=5, left=7, right=-1 [8 ? 8]</text:p>
      <text:p text:style-name="P13">up=-1, down=4, left=6, right=8 [7 ? 7]</text:p>
      <text:p text:style-name="P13">up=8, down=2, left=4, right=-1 [5 ? 5]</text:p>
      <text:p text:style-name="P13">up=7, down=1, left=3, right=5 [4 ? 4]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27">На решающем поле 4х4</text:p>
                </text:list-item>
              </text:list>
            </text:list-item>
          </text:list>
        </text:list-item>
      </text:list>
      <text:p text:style-name="P13">[0] dim{4 4 1} my{0 0 0} n=16</text:p>
      <text:p text:style-name="P13">[4] dim{4 4 1} my{0 1 0} n=16</text:p>
      <text:p text:style-name="P13">[12] dim{4 4 1} my{0 3 0} n=16</text:p>
      <text:p text:style-name="P13">[8] dim{4 4 1} my{0 2 0} n=16</text:p>
      <text:p text:style-name="P13">[1] dim{4 4 1} my{1 0 0} n=16</text:p>
      <text:p text:style-name="P13">[5] dim{4 4 1} my{1 1 0} n=16</text:p>
      <text:p text:style-name="P13">up=4, down=-1, left=-1, right=1 [0 ? 0]</text:p>
      <text:p text:style-name="P13">[13] dim{4 4 1} my{1 3 0} n=16</text:p>
      <text:p text:style-name="P13">[9] dim{4 4 1} my{1 2 0} n=16</text:p>
      <text:p text:style-name="P13">[2] dim{4 4 1} my{2 0 0} n=16</text:p>
      <text:p text:style-name="P13">[3] dim{4 4 1} my{3 0 0} n=16</text:p>
      <text:p text:style-name="P13">up=8, down=0, left=-1, right=5 [4 ? 4]</text:p>
      <text:p text:style-name="P13">up=-1, down=8, left=-1, right=13 [12 ? 12]</text:p>
      <text:p text:style-name="P13">up=12, down=4, left=-1, right=9 [8 ? 8]</text:p>
      <text:p text:style-name="P13">[6] dim{4 4 1} my{2 1 0} n=16</text:p>
      <text:p text:style-name="P13">[14] dim{4 4 1} my{2 3 0} n=16</text:p>
      <text:p text:style-name="P13">[10] dim{4 4 1} my{2 2 0} n=16</text:p>
      <text:p text:style-name="P13">up=5, down=-1, left=0, right=2 [1 ? 1]</text:p>
      <text:p text:style-name="P13">[7] dim{4 4 1} my{3 1 0} n=16</text:p>
      <text:p text:style-name="P13">[15] dim{4 4 1} my{3 3 0} n=16</text:p>
      <text:p text:style-name="P13">up=9, down=1, left=4, right=6 [5 ? 5]</text:p>
      <text:p text:style-name="P13">[11] dim{4 4 1} my{3 2 0} n=16</text:p>
      <text:p text:style-name="P13">up=-1, down=9, left=12, right=14 [13 ? 13]</text:p>
      <text:p text:style-name="P13">up=13, down=5, left=8, right=10 [9 ? 9]</text:p>
      <text:p text:style-name="P13">up=6, down=-1, left=1, right=3 [2 ? 2]</text:p>
      <text:p text:style-name="P13">up=7, down=-1, left=2, right=-1 [3 ? 3]</text:p>
      <text:p text:style-name="P13">up=10, down=2, left=5, right=7 [6 ? 6]</text:p>
      <text:p text:style-name="P13">up=-1, down=10, left=13, right=15 [14 ? 14]</text:p>
      <text:p text:style-name="P13">up=14, down=6, left=9, right=11 [10 ? 10]</text:p>
      <text:p text:style-name="P13">up=11, down=3, left=6, right=-1 [7 ? 7]</text:p>
      <text:p text:style-name="P13">up=-1, down=11, left=14, right=-1 [15 ? 15]</text:p>
      <text:p text:style-name="P13">up=15, down=7, left=10, right=-1 [11 ? 11]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27">При попытке исполнить программу на решающем поле размерностью больше 4, результат - ошибка</text:p>
                </text:list-item>
              </text:list>
            </text:list-item>
            <text:list-item>
              <text:h text:style-name="P20" text:outline-level="2">Наблюдения</text:h>
            </text:list-item>
          </text:list>
        </text:list-item>
      </text:list>
      <text:list text:style-name="L2">
        <text:list-item>
          <text:p text:style-name="P43"><text:span text:style-name="T3">dimX, dimY, dimZ</text:span> — меняются в зависимости от размеров решающего поля</text:p>
        </text:list-item>
        <text:list-item>
          <text:p text:style-name="P43">Размер по <text:span text:style-name="T3">dimZ = 1</text:span>, т.е. вычислитель двумерен</text:p>
        </text:list-item>
        <text:list-item>
          <text:p>nProcs = dimX * dimY * dimZ</text:p>
        </text:list-item>
        <text:list-item>
          <text:p>0 <text:span text:style-name="T5">≤ myX ≤ dimX - 1</text:span></text:p>
          <text:p text:style-name="P54">0 ≤ myY ≤ dimY - 1</text:p>
        </text:list-item>
        <text:list-item>
          <text:p text:style-name="P53"><text:span text:style-name="T5">myX, myY, myZ — </text:span><text:span text:style-name="T6">не зависят от размеров решающего поля, а только от процессорного элемента, где исполняется программа в данный момент</text:span></text:p>
        </text:list-item>
        <text:list-item>
          <text:p><text:span text:style-name="T5">MyProcID</text:span><text:span text:style-name="T6"> вычисляется по формуле </text:span></text:p>
          <text:p text:style-name="P54">(myZ * dimX * dimY) + (myY * dimX) + myX<text:tab/><text:tab/>(1)</text:p>
          <text:p text:style-name="P60"><text:soft-page-break/>Это подтверждается сравнением значений, вычисленных самостоятельно со значениями, выданными структурой данных</text:p>
        </text:list-item>
        <text:list-item>
          <text:p text:style-name="P55">Идентификаторы соседних процессорных элементов</text:p>
          <text:list>
            <text:list-item>
              <text:p text:style-name="P55">Слева</text:p>
            </text:list-item>
          </text:list>
        </text:list-item>
      </text:list>
      <text:p text:style-name="P15">( myz * dimz * dimx ) +( myy * dimx ) + <text:span text:style-name="T10">( myx - 1 )</text:span></text:p>
      <text:list text:style-name="L2">
        <text:list-item text:start-value="1">
          <text:list>
            <text:list-item text:start-value="1">
              <text:p text:style-name="P55">Справа</text:p>
            </text:list-item>
          </text:list>
        </text:list-item>
      </text:list>
      <text:p text:style-name="P16">( myz * dimz * dimx ) + ( myy * dimx ) +<text:span text:style-name="T10"> ( myx + 1 )</text:span></text:p>
      <text:list text:style-name="L2">
        <text:list-item text:start-value="1">
          <text:list>
            <text:list-item text:start-value="1">
              <text:p text:style-name="P55">Сверху</text:p>
            </text:list-item>
          </text:list>
        </text:list-item>
      </text:list>
      <text:p text:style-name="P15">( myz * dimz * dimy ) + ( ( myy + 1 ) * dimx ) +<text:span text:style-name="T10"> myx</text:span></text:p>
      <text:list text:style-name="L2">
        <text:list-item text:start-value="1">
          <text:list>
            <text:list-item text:start-value="1">
              <text:p text:style-name="P55">Снизу</text:p>
            </text:list-item>
          </text:list>
        </text:list-item>
      </text:list>
      <text:p text:style-name="P14"><text:span text:style-name="T7">( myz * dimz * dimx ) + ( ( myy - 1 ) * dimx ) +</text:span><text:span text:style-name="T8"> myx</text:span></text:p>
      <text:list text:style-name="WW8Num2" text:continue-numbering="true">
        <text:list-item>
          <text:list text:continue-numbering="true">
            <text:list-item>
              <text:h text:style-name="P20" text:outline-level="2">Предположения</text:h>
            </text:list-item>
          </text:list>
        </text:list-item>
      </text:list>
      <text:p text:style-name="P9">Рассмотрев результаты выполнения программы, можно предположить, что:</text:p>
      <text:list text:style-name="L3">
        <text:list-item>
          <text:p text:style-name="P51">вычислитель представляет собой матрицу процессорных элементов 4х4</text:p>
        </text:list-item>
        <text:list-item>
          <text:p text:style-name="P51">номера процессорных элементов возрастают справа налево снизу вверх, т.е.</text:p>
        </text:list-item>
      </text:list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22">12</text:p>
          </table:table-cell>
          <table:table-cell table:style-name="Table1.A1" office:value-type="string">
            <text:p text:style-name="P22">13</text:p>
          </table:table-cell>
          <table:table-cell table:style-name="Table1.A1" office:value-type="string">
            <text:p text:style-name="P22">14</text:p>
          </table:table-cell>
          <table:table-cell table:style-name="Table1.D1" office:value-type="string">
            <text:p text:style-name="P22">15</text:p>
          </table:table-cell>
        </table:table-row>
        <table:table-row table:style-name="Table1.1">
          <table:table-cell table:style-name="Table1.A2" office:value-type="string">
            <text:p text:style-name="P23">8</text:p>
          </table:table-cell>
          <table:table-cell table:style-name="Table1.A2" office:value-type="string">
            <text:p text:style-name="P23">9</text:p>
          </table:table-cell>
          <table:table-cell table:style-name="Table1.A2" office:value-type="string">
            <text:p text:style-name="P23">10</text:p>
          </table:table-cell>
          <table:table-cell table:style-name="Table1.D2" office:value-type="string">
            <text:p text:style-name="P23">11</text:p>
          </table:table-cell>
        </table:table-row>
        <table:table-row table:style-name="Table1.1">
          <table:table-cell table:style-name="Table1.A2" office:value-type="string">
            <text:p text:style-name="P22">4</text:p>
          </table:table-cell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22">6</text:p>
          </table:table-cell>
          <table:table-cell table:style-name="Table1.D2" office:value-type="string">
            <text:p text:style-name="P22">7</text:p>
          </table:table-cell>
        </table:table-row>
        <table:table-row table:style-name="Table1.4"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2</text:p>
          </table:table-cell>
          <table:table-cell table:style-name="Table1.D2" office:value-type="string">
            <text:p text:style-name="P22">3</text:p>
          </table:table-cell>
        </table:table-row>
      </table:table>
      <text:list text:style-name="L3">
        <text:list-item>
          <text:list>
            <text:list-header>
              <text:p text:style-name="P62">Рис.1</text:p>
            </text:list-header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20" text:outline-level="2">Доказательства</text:h>
            </text:list-item>
          </text:list>
        </text:list-item>
      </text:list>
      <text:list text:style-name="L4">
        <text:list-item>
          <text:p text:style-name="P45">Что идентификаторы процессорных элементов соотносятся с параметрами myX, myY, myZ следующим образом:</text:p>
        </text:list-item>
      </text:list>
      <text:list text:style-name="L2">
        <text:list-header>
          <text:p text:style-name="P54">(myZ * dimX * dimY) + (myY * dimX) + myX<text:tab/><text:tab/>(1)</text:p>
          <text:p text:style-name="P48"><text:span text:style-name="T6">- подтверждается сравнением вычисленых по этой формуле значений и предоставленных структурой данных PARIX.</text:span></text:p>
        </text:list-header>
      </text:list>
      <text:list text:style-name="L4">
        <text:list-item>
          <text:p text:style-name="P45">Что параметры myX и myY указывают на абсциссу и ординату процессорных элементов — показывает запуск программы на решающем поле 1х4 и 4х1. В обоих случаях задействованы 4 процессорных элемента, но один параметр меняется, а другой — остается неизменным. Т.е. эти параметры ортогональны.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24">3</text:p>
          </table:table-cell>
        </table:table-row>
        <table:table-row>
          <table:table-cell table:style-name="Table2.A2" office:value-type="string">
            <text:p text:style-name="P24">2</text:p>
          </table:table-cell>
        </table:table-row>
        <table:table-row>
          <table:table-cell table:style-name="Table2.A2" office:value-type="string">
            <text:p text:style-name="P24">1</text:p>
          </table:table-cell>
        </table:table-row>
        <table:table-row>
          <table:table-cell table:style-name="Table2.A2" office:value-type="string">
            <text:p text:style-name="P24">0</text:p>
          </table:table-cell>
        </table:table-row>
      </table:table>
      <text:p text:style-name="P42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22">0</text:p>
          </table:table-cell>
          <table:table-cell table:style-name="Table3.A1" office:value-type="string">
            <text:p text:style-name="P22">1</text:p>
          </table:table-cell>
          <table:table-cell table:style-name="Table3.A1" office:value-type="string">
            <text:p text:style-name="P22">2</text:p>
          </table:table-cell>
          <table:table-cell table:style-name="Table3.D1" office:value-type="string">
            <text:p text:style-name="P22">3</text:p>
          </table:table-cell>
        </table:table-row>
      </table:table>
      <text:p text:style-name="P61"><text:tab/>Рис.2</text:p>
      <text:list text:style-name="L4">
        <text:list-item>
          <text:p text:style-name="P45">Что процессорные элементы расположены на прямоугольной сетке - следует из того факта, что их местоположение описывается абсциссой и ординатой — ортогоной системой координат.</text:p>
        </text:list-item>
        <text:list-item>
          <text:p text:style-name="P45">На то, что размерность сетки 4х4 — указывает ошибка при задании одного из параметров решающего поля большим 4.</text:p>
        </text:list-item>
        <text:list-item>
          <text:p text:style-name="P45">Что процессорные элементы при запуске программы идентифицируются, как показано на Рис.1., - показывают расчитанные согласно формуле (1) идентификаторы процессорных элементов, значие одной из координат которых отличается на 1 от текущего, соседей текущего. Идентификаторы этих соседей показывают, как расположены относительно друг друга все элементы вычислителя (см. протокол, п.2.3.1). Они расположены, как показано на Рис.1.</text:p>
        </text:list-item>
      </text:list>
      <text:p text:style-name="P40"><text:soft-page-break/></text:p>
      <text:list text:style-name="WW8Num2" text:continue-numbering="true">
        <text:list-item>
          <text:h text:style-name="P19" text:outline-level="1"><text:span text:style-name="T1"><text:s/></text:span><text:span text:style-name="T1">Вывод</text:span></text:h>
        </text:list-item>
      </text:list>
      <text:p text:style-name="P6">В ходе лабораторной работы создана программа, выводящая параметры каждого вычислительного элемента, исследована организация физической топологии вычислителя, опредены номер и расположение каждого элемен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Андрей</meta:initial-creator>
    <meta:creation-date>2007-02-26T21:03:00</meta:creation-date>
    <dc:creator>eav eav</dc:creator>
    <dc:date>2008-05-16T03:05:16</dc:date>
    <meta:print-date>2007-10-20T15:01:00</meta:print-date>
    <meta:editing-cycles>338</meta:editing-cycles>
    <meta:editing-duration>PT22H12M1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6" meta:paragraph-count="272" meta:word-count="1745" meta:character-count="9116"/>
  </office:meta>
</office:document-meta>
</file>